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transparent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fo:background-color="transparent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6.18066666666667cm" style:use-optimal-column-width="true"/>
    </style:style>
    <style:style style:name="co2" style:family="table-column">
      <style:table-column-properties fo:break-before="auto" style:column-width="12.1073333333333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41.4pt" style:use-optimal-row-height="true" fo:break-before="auto"/>
    </style:style>
    <style:style style:name="ro3" style:family="table-row">
      <style:table-row-properties style:row-height="55.2pt" style:use-optimal-row-height="true" fo:break-before="auto"/>
    </style:style>
    <style:style style:name="ro4" style:family="table-row">
      <style:table-row-properties style:row-height="27.6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6"/>
        <table:table-column table:style-name="co2" table:default-cell-style-name="ce6"/>
        <table:table-column table:style-name="co3" table:number-columns-repeated="16382" table:default-cell-style-name="ce1"/>
        <table:table-row table:style-name="ro1">
          <table:table-cell office:value-type="string" table:style-name="ce2">
            <text:p>Institución</text:p>
          </table:table-cell>
          <table:table-cell office:value-type="string" table:style-name="ce3">
            <text:p>Ministerio de Economía y Finanzas</text:p>
          </table:table-cell>
          <table:table-cell table:number-columns-repeated="16382"/>
        </table:table-row>
        <table:table-row table:style-name="ro1">
          <table:table-cell office:value-type="string" table:style-name="ce2">
            <office:annotation draw:style-name="a0" svg:x="1.975in" svg:y="0.0916666666666667in" svg:width="1.5in" svg:height="0.816666666666667in">
              <dc:creator>JP</dc:creator>
              <text:p><text:span text:style-name="T1">JP:</text:span><text:span text:style-name="T2"/></text:p>
              <text:p><text:span text:style-name="T2">Código de este Documento</text:span></text:p>
            </office:annotation>
            <text:p>Identificador</text:p>
          </table:table-cell>
          <table:table-cell office:value-type="string" table:style-name="ce3">
            <text:p>DD-01-2021-V01</text:p>
          </table:table-cell>
          <table:table-cell table:number-columns-repeated="16382"/>
        </table:table-row>
        <table:table-row table:style-name="ro1">
          <table:table-cell office:value-type="string" table:style-name="ce2">
            <office:annotation draw:style-name="a1" svg:x="1.975in" svg:y="0.291666666666667in" svg:width="1.5in" svg:height="0.816666666666667in">
              <dc:creator>JP</dc:creator>
              <text:p><text:span text:style-name="T1">JP:</text:span><text:span text:style-name="T2"/></text:p>
              <text:p><text:span text:style-name="T2">Nombre del archivo de datos</text:span></text:p>
            </office:annotation>
            <text:p>Documento Referencia</text:p>
          </table:table-cell>
          <table:table-cell office:value-type="string" table:style-name="ce3">
            <text:p>MEF_BoletínDeuda_SaldosYMovimientosEx2020_Junio2021</text:p>
          </table:table-cell>
          <table:table-cell table:number-columns-repeated="16382"/>
        </table:table-row>
        <table:table-row table:style-name="ro1">
          <table:table-cell office:value-type="string" table:style-name="ce2">
            <office:annotation draw:style-name="a2" svg:x="1.975in" svg:y="0.508333333333333in" svg:width="1.5in" svg:height="0.816666666666667in">
              <dc:creator>JP</dc:creator>
              <text:p><text:span text:style-name="T1">JP:</text:span><text:span text:style-name="T2"/></text:p>
              <text:p><text:span text:style-name="T2">Nombre o título del Conjunto de Datos</text:span></text:p>
            </office:annotation>
            <text:p>Nombre</text:p>
          </table:table-cell>
          <table:table-cell office:value-type="string" table:style-name="ce3">
            <text:p>Boletín de Deuda Pública - Saldos y Movimientos EX 2020</text:p>
          </table:table-cell>
          <table:table-cell table:number-columns-repeated="16382"/>
        </table:table-row>
        <table:table-row table:style-name="ro2">
          <table:table-cell office:value-type="string" table:style-name="ce4">
            <office:annotation draw:style-name="a3" svg:x="1.975in" svg:y="0.716666666666667in" svg:width="1.5in" svg:height="0.816666666666667in">
              <dc:creator>JP</dc:creator>
              <text:p><text:span text:style-name="T1">JP:</text:span><text:span text:style-name="T2"/></text:p>
              <text:p><text:span text:style-name="T2">Descripción del Conjunto de Datos</text:span></text:p>
            </office:annotation>
            <text:p>Descripción</text:p>
          </table:table-cell>
          <table:table-cell office:value-type="string" table:style-name="ce5">
            <text:p>Contiene los datos del Boletín de Deuda Pública referente a Saldos y Movimientos de la deuda pública externa del mes de Junio/2021 expresado en miles de dólares (USD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mbre del campo</text:p>
          </table:table-cell>
          <table:table-cell office:value-type="string" table:style-name="ce2">
            <text:p>Descripción del camp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AÑO</text:p>
          </table:table-cell>
          <table:table-cell office:value-type="string" table:style-name="ce3">
            <text:p>Columna que muestra el año al que corresponde el cálculo estadístic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MES<text:s/></text:p>
          </table:table-cell>
          <table:table-cell office:value-type="string" table:style-name="ce3">
            <text:p>Columna que muestra el mes al que corresponde el cálculo estadístico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SPT</text:p>
          </table:table-cell>
          <table:table-cell office:value-type="string" table:style-name="ce3">
            <text:p>Variable <text:s/>de <text:s/>control <text:s/>que <text:s/>permite <text:s/>identificar <text:s/>mediante <text:s/>el <text:s/>valor <text:s/>lógico <text:s/>“1” <text:s/>las <text:s/>instituciones que forman parte del Sector Público Total - SPT y “0” <text:s/>son <text:s/>las<text:s/></text:p>
            <text:p>instituciones que no pertenecen a esta clasificación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SPNF</text:p>
          </table:table-cell>
          <table:table-cell office:value-type="string" table:style-name="ce3">
            <text:p>Variable <text:s/>de <text:s/>control <text:s/>que <text:s/>permite <text:s/>identificar <text:s/>mediante <text:s/>el <text:s/>valor <text:s/>lógico <text:s/>“1” <text:s/>las <text:s/>instituciones <text:s/>que <text:s/>forman <text:s/>parte <text:s/>del <text:s/>Sector <text:s/>Público <text:s/>No <text:s/>Financiero <text:s/>- <text:s/>SPNF <text:s/>y <text:s/>“0” son las instituciones que no pertenecen a esta clasificación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PGE</text:p>
          </table:table-cell>
          <table:table-cell office:value-type="string" table:style-name="ce3">
            <text:p>Variable <text:s/>de <text:s/>control <text:s/>que <text:s/>permite <text:s/>identificar <text:s/>mediante <text:s/>el <text:s/>valor <text:s/>lógico <text:s/>“1” <text:s/>las <text:s/>instituciones que forman parte del Presupuesto General del Estado - PGE y “0” son<text:s/></text:p>
            <text:p>las instituciones que no pertenecen a esta clasificación.<text:s/></text:p>
          </table:table-cell>
          <table:table-cell table:number-columns-repeated="16382"/>
        </table:table-row>
        <table:table-row table:style-name="ro4">
          <table:table-cell office:value-type="string" table:style-name="ce3">
            <text:p>TIPO DE ACREEDOR GENERAL<text:s/></text:p>
          </table:table-cell>
          <table:table-cell office:value-type="string" table:style-name="ce3">
            <text:p>Clasificación a nivel macro de los tipos de <text:s/>instrumentos de deuda con acreedores no residentes</text:p>
          </table:table-cell>
          <table:table-cell table:number-columns-repeated="16382"/>
        </table:table-row>
        <table:table-row table:style-name="ro4">
          <table:table-cell office:value-type="string" table:style-name="ce3">
            <text:p>TIPO DE ACREEDORE ESPECÍFICO<text:s/></text:p>
          </table:table-cell>
          <table:table-cell office:value-type="string" table:style-name="ce3">
            <text:p>Clasificación específica de los tipos de <text:s/>instrumentos de deuda con acreedores no residente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DEUDOR<text:s/></text:p>
          </table:table-cell>
          <table:table-cell office:value-type="string" table:style-name="ce3">
            <text:p>Muestra el detalle de los nombres de los deudores o ejecutores.</text:p>
          </table:table-cell>
          <table:table-cell table:number-columns-repeated="16382"/>
        </table:table-row>
        <table:table-row table:style-name="ro4">
          <table:table-cell office:value-type="string" table:style-name="ce3">
            <text:p>SALDO AL MES ANTERIOR<text:s/></text:p>
          </table:table-cell>
          <table:table-cell office:value-type="string" table:style-name="ce3">
            <text:p>Muestra el monto de los saldos al corte al mes anterior de la información con la <text:s/>que se realiza el boletín de deuda pública</text:p>
          </table:table-cell>
          <table:table-cell table:number-columns-repeated="16382"/>
        </table:table-row>
        <table:table-row table:style-name="ro4">
          <table:table-cell office:value-type="string" table:style-name="ce3">
            <text:p>DESEMBOLSOS<text:s/></text:p>
          </table:table-cell>
          <table:table-cell office:value-type="string" table:style-name="ce3">
            <text:p>Muestra el monto desembolsado al corte de la información con la <text:s/>que se realiza el boletín de deuda pública</text:p>
          </table:table-cell>
          <table:table-cell table:number-columns-repeated="16382"/>
        </table:table-row>
        <table:table-row table:style-name="ro4">
          <table:table-cell office:value-type="string" table:style-name="ce3">
            <text:p>AMORTIZACIONES<text:s/></text:p>
          </table:table-cell>
          <table:table-cell office:value-type="string" table:style-name="ce3">
            <text:p>Muestra el monto amortizado al corte de la información con la <text:s/>que se realiza el boletín de deuda pública</text:p>
          </table:table-cell>
          <table:table-cell table:number-columns-repeated="16382"/>
        </table:table-row>
        <table:table-row table:style-name="ro4">
          <table:table-cell office:value-type="string" table:style-name="ce3">
            <text:p>INTERÉS Y COMISIONES<text:s/></text:p>
          </table:table-cell>
          <table:table-cell office:value-type="string" table:style-name="ce3">
            <text:p>Corresponde a la suma de los intereses y comisiones al <text:s/>corte de la información con la que se realiza el boletín de deuda pública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AJUSTES CAMBIARIOS<text:s/></text:p>
          </table:table-cell>
          <table:table-cell office:value-type="string" table:style-name="ce3">
            <text:p>Operaciones <text:s/>de <text:s/>deuda <text:s/>contratada <text:s/>en <text:s/>moneda <text:s/>distinta <text:s/>al <text:s/>dólar, cuyos saldos se ajustarán al tipo de cambio vigente a la fecha de corte de las <text:s/>estadísticas, se ajustan por la variación de los tipos cambiarios</text:p>
          </table:table-cell>
          <table:table-cell table:number-columns-repeated="16382"/>
        </table:table-row>
        <table:table-row table:style-name="ro4">
          <table:table-cell office:value-type="string" table:style-name="ce3">
            <text:p>SALDO DEL MES<text:s/></text:p>
          </table:table-cell>
          <table:table-cell office:value-type="string" table:style-name="ce3">
            <text:p>Muestra el monto de los saldos al corte de la información con la <text:s/>que se realiza el boletín de deuda pública</text:p>
          </table:table-cell>
          <table:table-cell table:number-columns-repeated="16382"/>
        </table:table-row>
        <table:table-row table:style-name="ro4">
          <table:table-cell office:value-type="string" table:style-name="ce3">
            <text:p>CONDONACIONES DE INTERESES<text:s/></text:p>
          </table:table-cell>
          <table:table-cell office:value-type="string" table:style-name="ce3">
            <text:p>Muestra el monto de las condonaciones al corte de la información con la que se realiza el boletín de deuda pública</text:p>
          </table:table-cell>
          <table:table-cell table:number-columns-repeated="16382"/>
        </table:table-row>
        <table:table-row table:number-rows-repeated="1048555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styles>
    <number:number-style style:name="N0">
      <number:number number:min-integer-digits="1"/>
    </number:number-style>
    <number:number-style style:name="N36P0">
      <number:text> </number:text>
      <number:number number:decimal-places="2" number:min-integer-digits="1" number:grouping="true"/>
      <number:text> </number:text>
    </number:number-style>
    <number:number-style style:name="N36P1">
      <number:text> -</number:text>
      <number:number number:decimal-places="2" number:min-integer-digits="1" number:grouping="true"/>
      <number:text> </number:text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Millares" style:family="table-cell" style:data-style-name="N36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JP</meta:initial-creator>
    <dc:creator>Cabrera Torres, Paulo César</dc:creator>
    <meta:creation-date>2020-12-02T16:57:00Z</meta:creation-date>
    <dc:date>2021-08-17T21:58:12Z</dc:date>
  </office:meta>
</office:document-meta>
</file>